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98cm" fo:min-width="3.848cm"/>
    </style:style>
    <style:style style:name="gr3" style:family="graphic" style:parent-style-name="standard">
      <style:graphic-properties draw:textarea-horizontal-align="justify" draw:textarea-vertical-align="middle" draw:auto-grow-height="false" fo:min-height="3.958cm" fo:min-width="4.1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8.086cm" fo:min-width="5.636cm"/>
    </style:style>
    <style:style style:name="gr6" style:family="graphic" style:parent-style-name="standard">
      <style:graphic-properties draw:textarea-horizontal-align="justify" draw:textarea-vertical-align="middle" draw:auto-grow-height="false" fo:min-height="3.54cm" fo:min-width="5.89cm"/>
    </style:style>
    <style:style style:name="gr7" style:family="graphic" style:parent-style-name="standard">
      <style:graphic-properties draw:textarea-horizontal-align="justify" draw:textarea-vertical-align="middle" draw:auto-grow-height="false" fo:min-height="1.916cm" fo:min-width="6.066cm"/>
    </style:style>
    <style:style style:name="gr8" style:family="graphic" style:parent-style-name="standard">
      <style:graphic-properties draw:textarea-horizontal-align="justify" draw:textarea-vertical-align="middle" draw:auto-grow-height="false" fo:min-height="1.698cm" fo:min-width="6.2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63cm"/>
    </style:style>
    <style:style style:name="pr5" style:family="presentation" style:parent-style-name="Default-title">
      <style:graphic-properties fo:min-height="1.363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text-align="start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penSeizureDetector Alarm System</text:span></text:p>
          </draw:text-box>
        </draw:frame>
        <draw:frame presentation:style-name="pr2" draw:text-style-name="P3" draw:layer="layout" svg:width="25.199cm" svg:height="15.415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The OpenSeizureDetector Alarm System (the OpenSeizureDetector Android App) has 4 main purposes:</text:span></text:p>
                <text:list>
                  <text:list-item>
                    <text:list>
                      <text:list-item>
                        <text:p text:style-name="P2"><text:span text:style-name="T3">Start the ‘DataSource’</text:span><text:span text:style-name="T2"> that provides seizure detection.</text:span></text:p>
                      </text:list-item>
                      <text:list-item>
                        <text:p text:style-name="P2"><text:span text:style-name="T3">Monitor that data is being received</text:span><text:span text:style-name="T2"> from the DataSource at the expected period and raise fault warnings if not.</text:span></text:p>
                      </text:list-item>
                      <text:list-item>
                        <text:p text:style-name="P2"><text:span text:style-name="T2">Monitor the data returned by the DataSource and </text:span><text:span text:style-name="T3">raise the appropriate alarm warnings</text:span><text:span text:style-name="T2">:</text:span></text:p>
                        <text:list>
                          <text:list-item>
                            <text:list>
                              <text:list-item>
                                <text:p text:style-name="P2"><text:span text:style-name="T2">Locally by making an alarm noise.</text:span></text:p>
                              </text:list-item>
                              <text:list-item>
                                <text:p text:style-name="P2"><text:span text:style-name="T2">Remotely by SMS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<text:span text:style-name="T2">Provide a </text:span><text:span text:style-name="T3">web interface</text:span><text:span text:style-name="T2"> that other devices can use to monitor the seizure detector remotely over wifi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.763cm" svg:x="1.4cm" svg:y="0.337cm" presentation:class="title" presentation:user-transformed="true">
          <draw:text-box>
            <text:p><text:span text:style-name="T4">Android App Structure</text:span></text:p>
          </draw:text-box>
        </draw:frame>
        <draw:custom-shape draw:style-name="gr2" draw:text-style-name="P6" xml:id="id1" draw:id="id1" draw:layer="layout" svg:width="4.6cm" svg:height="2.6cm" svg:x="3.1cm" svg:y="2.9cm">
          <text:p text:style-name="P6"><text:span text:style-name="T5">Startup Activity</text:span></text:p>
          <text:list text:style-name="L4">
            <text:list-item>
              <text:p text:style-name="P7">Start SdServer</text:p>
            </text:list-item>
            <text:list-item>
              <text:p text:style-name="P7">Monitor for data being received.</text:p>
            </text:list-item>
            <text:list-item>
              <text:p text:style-name="P7">When running ok, start MainActivity</text:p>
            </text:list-item>
          </text:list>
          <draw:enhanced-geometry svg:viewBox="0 0 21600 21600" draw:path-stretchpoint-x="10800" draw:path-stretchpoint-y="10800" draw:text-areas="?f3 ?f4 ?f5 ?f6" draw:type="round-rectangle" draw:modifiers="1461.59169550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4.8cm" svg:height="4.4cm" svg:x="18.4cm" svg:y="2cm">
          <text:p text:style-name="P6"><text:span text:style-name="T5">Main Activity</text:span></text:p>
          <text:list text:style-name="L4">
            <text:list-item>
              <text:p text:style-name="P7">Connect to SdServer</text:p>
            </text:list-item>
            <text:list-item>
              <text:p text:style-name="P7">Update Display to show SdServer Data (SdData instance)</text:p>
            </text:list-item>
            <text:list-item>
              <text:p text:style-name="P7">Provide Menu to test and configure system.</text:p>
            </text:list-item>
          </text:list>
          <draw:enhanced-geometry svg:viewBox="0 0 21600 21600" draw:path-stretchpoint-x="10800" draw:path-stretchpoint-y="10800" draw:text-areas="?f3 ?f4 ?f5 ?f6" draw:type="round-rectangle" draw:modifiers="1619.631901840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7.7cm" svg:y1="4.2cm" svg:x2="18.4cm" svg:y2="4.2cm" draw:start-shape="id1" draw:start-glue-point="1" draw:end-shape="id2" draw:end-glue-point="3" svg:d="M7700 4200h10700" svg:viewBox="0 0 10701 1">
          <text:p/>
        </draw:connector>
        <draw:custom-shape draw:style-name="gr5" draw:text-style-name="P6" xml:id="id3" draw:id="id3" draw:layer="layout" svg:width="6.8cm" svg:height="9cm" svg:x="2cm" svg:y="8cm">
          <text:p text:style-name="P6"><text:span text:style-name="T5">SdServer (Background Service)</text:span></text:p>
          <text:list text:style-name="L4">
            <text:list-item>
              <text:p text:style-name="P7">Create a DataSource instance based on the system settings (Pebble or Network DataSource)</text:p>
            </text:list-item>
            <text:list-item>
              <text:p text:style-name="P7">Monitor the SdData structure which is populated by DataSource</text:p>
              <text:list>
                <text:list-item>
                  <text:p text:style-name="P7">Make the appropriate warning or alarm sounds if required.</text:p>
                </text:list-item>
                <text:list-item>
                  <text:p text:style-name="P7">If an Alarm condition is found, start MainActivity so the user can see what is happening, and send an SMS message if selected in settings.</text:p>
                </text:list-item>
                <text:list-item>
                  <text:p text:style-name="P7">Log events to a file.</text:p>
                </text:list-item>
              </text:list>
            </text:list-item>
            <text:list-item>
              <text:p text:style-name="P7">Start a web server to provide seizure detector data to network connected devices to allow remote monitoring.</text:p>
            </text:list-item>
          </text:list>
          <draw:enhanced-geometry svg:viewBox="0 0 21600 21600" draw:path-stretchpoint-x="10800" draw:path-stretchpoint-y="10800" draw:text-areas="?f3 ?f4 ?f5 ?f6" draw:type="round-rectangle" draw:modifiers="1530.833700926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6.8cm" svg:height="4.2cm" svg:x="11.8cm" svg:y="12.8cm">
          <text:p text:style-name="P6"><text:span text:style-name="T5">SdDataSourcePebble</text:span></text:p>
          <text:list text:style-name="L4">
            <text:list-item>
              <text:p text:style-name="P7">Start the Pebble Watch App</text:p>
            </text:list-item>
            <text:list-item>
              <text:p text:style-name="P7">Wait for data to be received. <text:s/>When received update the SdData structure in SdServer.</text:p>
            </text:list-item>
            <text:list-item>
              <text:p text:style-name="P7">If data is not received when expected, re-start the watch app, and generate fault warning condition.</text:p>
            </text:list-item>
          </text:list>
          <draw:enhanced-geometry svg:viewBox="0 0 21600 21600" draw:path-stretchpoint-x="10800" draw:path-stretchpoint-y="10800" draw:text-areas="?f3 ?f4 ?f5 ?f6" draw:type="round-rectangle" draw:modifiers="982.051892406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8.8cm" svg:y1="12.5cm" svg:x2="11.8cm" svg:y2="14.9cm" draw:start-shape="id3" draw:start-glue-point="1" draw:end-shape="id4" draw:end-glue-point="3" svg:d="M8800 12500h1501v2400h1499" svg:viewBox="0 0 3001 2401">
          <text:p/>
        </draw:connector>
        <draw:connector draw:style-name="gr4" draw:text-style-name="P8" draw:layer="layout" svg:x1="5.4cm" svg:y1="5.5cm" svg:x2="5.4cm" svg:y2="8cm" draw:start-shape="id1" draw:start-glue-point="2" draw:end-shape="id3" draw:end-glue-point="0" svg:d="M5400 5500v2500" svg:viewBox="0 0 1 2501">
          <text:p/>
        </draw:connector>
        <draw:custom-shape draw:style-name="gr7" draw:text-style-name="P6" xml:id="id5" draw:id="id5" draw:layer="layout" svg:width="6.8cm" svg:height="2.4cm" svg:x="17.4cm" svg:y="7.8cm">
          <text:p text:style-name="P6"><text:span text:style-name="T5">SdData</text:span></text:p>
          <text:list text:style-name="L4">
            <text:list-item>
              <text:p text:style-name="P7">This class is used to store the current seizure detector data so other processes can <text:s/>pick it up and use it.</text:p>
            </text:list-item>
          </text:list>
          <draw:enhanced-geometry svg:viewBox="0 0 21600 21600" draw:path-stretchpoint-x="10800" draw:path-stretchpoint-y="10800" draw:text-areas="?f3 ?f4 ?f5 ?f6" draw:type="round-rectangle" draw:modifiers="1718.28404831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draw:line-skew="-3.301cm" svg:x1="8.8cm" svg:y1="12.5cm" svg:x2="17.4cm" svg:y2="9cm" draw:start-shape="id3" draw:start-glue-point="1" draw:end-shape="id5" draw:end-glue-point="3" svg:d="M8800 12500h1000v-3500h7600" svg:viewBox="0 0 8601 3501">
          <text:p/>
        </draw:connector>
        <draw:connector draw:style-name="gr4" draw:text-style-name="P8" draw:layer="layout" svg:x1="15.2cm" svg:y1="12.8cm" svg:x2="20.8cm" svg:y2="10.2cm" draw:start-shape="id4" draw:start-glue-point="0" draw:end-shape="id5" draw:end-glue-point="2" svg:d="M15200 12800v-1299h5600v-1301" svg:viewBox="0 0 5601 2601">
          <text:p/>
        </draw:connector>
        <draw:connector draw:style-name="gr4" draw:text-style-name="P8" draw:layer="layout" svg:x1="20.8cm" svg:y1="7.8cm" svg:x2="20.8cm" svg:y2="6.4cm" draw:start-shape="id5" draw:start-glue-point="0" draw:end-shape="id2" draw:end-glue-point="2" svg:d="M20800 7800v-1400" svg:viewBox="0 0 1 1401">
          <text:p/>
        </draw:connector>
        <draw:custom-shape draw:style-name="gr8" draw:text-style-name="P6" xml:id="id6" draw:id="id6" draw:layer="layout" svg:width="6.8cm" svg:height="2cm" svg:x="11.8cm" svg:y="17.4cm">
          <text:p text:style-name="P6"><text:span text:style-name="T5">SdDataSourceNetwork</text:span></text:p>
          <text:list text:style-name="L4">
            <text:list-item>
              <text:p text:style-name="P7">Regularly poll a web server to ask for seizure detector data, and populate the SdData structure</text:p>
            </text:list-item>
          </text:list>
          <draw:enhanced-geometry svg:viewBox="0 0 21600 21600" draw:path-stretchpoint-x="10800" draw:path-stretchpoint-y="10800" draw:text-areas="?f3 ?f4 ?f5 ?f6" draw:type="round-rectangle" draw:modifiers="982.051892406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8.8cm" svg:y1="12.5cm" svg:x2="11.8cm" svg:y2="18.4cm" draw:start-shape="id3" draw:start-glue-point="1" draw:end-shape="id6" draw:end-glue-point="3" svg:d="M8800 12500h1501v5900h1499" svg:viewBox="0 0 3001 5901">
          <text:p/>
        </draw:connector>
        <draw:connector draw:style-name="gr4" draw:text-style-name="P8" draw:layer="layout" svg:x1="18.6cm" svg:y1="18.4cm" svg:x2="20.8cm" svg:y2="10.2cm" draw:start-shape="id6" draw:start-glue-point="1" draw:end-shape="id5" draw:end-glue-point="2" svg:d="M18600 18400h2200v-8200" svg:viewBox="0 0 2201 82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9" draw:layer="layout" svg:width="25.199cm" svg:height="1.363cm" svg:x="1.4cm" svg:y="0.337cm" presentation:class="title" presentation:user-transformed="true">
          <draw:text-box>
            <text:p><text:span text:style-name="T2">OpenSeizureDetector GitHub Repositories</text:span>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6">Pebble_SD</text:span><text:span text:style-name="T7"> – the Pebble Watch App, that does the seizure detection, and sends data back to the Android App.</text:span></text:p>
              </text:list-item>
              <text:list-item>
                <text:p><text:span text:style-name="T6">Android_Pebble_SD</text:span><text:span text:style-name="T7"> – the Android App that provides the alarm system. <text:s/>It is intended to be generic and use one of a number of data sources – currently works with Pebble and Network data sources, but the intention is to expand it to work with Android Wear and Empatica Embra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10:39.378118200</meta:creation-date>
    <dc:date>2018-02-18T09:56:37.481237549</dc:date>
    <meta:editing-duration>PT25M37S</meta:editing-duration>
    <meta:editing-cycles>3</meta:editing-cycles>
    <meta:generator>LibreOffice/5.1.6.2$Linux_X86_64 LibreOffice_project/10m0$Build-2</meta:generator>
    <meta:document-statistic meta:object-count="46"/>
  </office:meta>
</office:document-meta>
</file>